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1. DOC Clôture Ticket</text:h>
      <text:p text:style-name="Standard"/>
      <text:p text:style-name="Standard"/>
      <text:h text:style-name="Heading_20_2" text:outline-level="2">1.1. Pré-requis :</text:h>
      <text:list xml:id="list7277600777012322539" text:style-name="L1">
        <text:list-item>
          <text:p text:style-name="P2">Être connecté en tant que user au minimum (le locataire n'a pas la possibilité de clôturer un fichier).</text:p>
        </text:list-item>
        <text:list-item>
          <text:p text:style-name="P2">Pour clôturer un ticket, il doit être au minimum au statut 'InProgress'.</text:p>
        </text:list-item>
      </text:list>
      <text:p text:style-name="Standard"/>
      <text:h text:style-name="Heading_20_2" text:outline-level="2">1.2. Happy Path :</text:h>
      <text:list xml:id="list1686632007056254152" text:style-name="L2">
        <text:list-item>
          <text:p text:style-name="P3">Une fois le ticket selectionné, l'utilisateur a la possibilité de le clôturer SI ET SEULEMENT SI le ticket est en 'InProgress'.</text:p>
        </text:list-item>
        <text:list-item>
          <text:p text:style-name="P3">Le champ 'clôturer un ticket' se trouve sur la droite de l'écran sur la page view</text:p>
        </text:list-item>
        <text:list-item>
          <text:p text:style-name="P3">Ce champ n'apparaît même pas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Toi</meta:initial-creator>
    <meta:creation-date>2014-02-19T17:40:50.34</meta:creation-date>
    <dc:date>2014-02-19T18:18:25.68</dc:date>
    <dc:creator>Moi Toi</dc:creator>
    <meta:editing-duration>PT9M3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8" meta:word-count="88" meta:character-count="471"/>
  </office:meta>
</office:document-meta>
</file>